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F000000DFF580A6A7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24cm" svg:height="10.1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7T19:18:35</meta:creation-date>
    <dc:date>2016-10-27T19:28:11</dc:date>
    <dc:creator>Lu Ding</dc:creator>
    <meta:editing-duration>PT8M14S</meta:editing-duration>
    <meta:editing-cycles>6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0099" draw:fill-color="#000099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990000" draw:fill-color="#990000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sterisk" chart:symbol-width="0.15cm" chart:symbol-height="0.15cm" chart:link-data-style-to-source="false">
        <chart:symbol-image xlink:href="Pictures/2000000D000000DF000000DFF580A6A7.svm" xlink:type="simple" xlink:actuate="onLoad"/>
      </style:chart-properties>
      <style:graphic-properties draw:stroke="dash" draw:stroke-dash="Fine_20_Dashed_20__28_var_29_" svg:stroke-width="0.025cm" svg:stroke-color="#006600" draw:fill-color="#006600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6600ff" draw:fill-color="#6600ff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330099" draw:fill-color="#330099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cccc" draw:fill-color="#00cccc"/>
      <style:text-properties fo:font-size="10pt" style:font-size-asian="10pt" style:font-size-complex="10pt"/>
    </style:style>
    <style:style style:name="ch17" style:family="chart" style:data-style-name="N8000">
      <style:chart-properties chart:symbol-type="named-symbol" chart:symbol-name="asterisk" chart:symbol-width="0.15cm" chart:symbol-height="0.15cm" chart:link-data-style-to-source="false"/>
      <style:graphic-properties draw:stroke="dash" draw:stroke-dash="Fine_20_Dashed_20__28_var_29_" svg:stroke-width="0.025cm" svg:stroke-color="#006666" draw:fill-color="#006666"/>
      <style:text-properties fo:font-size="10pt" style:font-size-asian="10pt" style:font-size-complex="10pt"/>
    </style:style>
    <style:style style:name="ch18" style:family="chart">
      <style:graphic-properties draw:stroke="solid" svg:stroke-width="0.051cm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241cm" svg:height="10.161cm" xlink:href="." xlink:type="simple" chart:class="chart:line" chart:style-name="ch1">
        <chart:legend chart:legend-position="end" svg:x="10.465cm" svg:y="2.56cm" style:legend-expansion="high" chart:style-name="ch2"/>
        <chart:plot-area chart:style-name="ch3" chart:data-source-has-labels="both" svg:x="1.471cm" svg:y="0.947cm" svg:width="8.386cm" svg:height="7.874cm">
          <chartooo:coordinate-region svg:x="1.907cm" svg:y="1.145cm" svg:width="7.856cm" svg:height="7.033cm"/>
          <chart:axis chart:dimension="x" chart:name="primary-x" chart:style-name="ch4" chartooo:axis-type="text">
            <chart:title svg:x="5.114cm" svg:y="9.024cm" chart:style-name="ch5">
              <text:p>nmax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803cm" chart:style-name="ch7">
              <text:p>time [sec]</text:p>
            </chart:title>
          </chart:axis>
          <chart:series chart:style-name="ch8" chart:values-cell-range-address="local-table.$B$2:.$F$2" chart:label-cell-address="local-table.$A$2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8:.$F$8" chart:label-cell-address="local-table.$A$8" chart:class="chart:line">
            <chart:data-point chart:repeated="5"/>
          </chart:series>
          <chart:series chart:style-name="ch12" chart:values-cell-range-address="local-table.$B$10:.$F$10" chart:label-cell-address="local-table.$A$10" chart:class="chart:line">
            <chart:data-point chart:repeated="5"/>
          </chart:series>
          <chart:series chart:style-name="ch13" chart:values-cell-range-address="local-table.$B$3:.$F$3" chart:label-cell-address="local-table.$A$3" chart:class="chart:line">
            <chart:data-point chart:repeated="5"/>
          </chart:series>
          <chart:series chart:style-name="ch14" chart:values-cell-range-address="local-table.$B$5:.$F$5" chart:label-cell-address="local-table.$A$5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9:.$F$9" chart:label-cell-address="local-table.$A$9" chart:class="chart:line">
            <chart:data-point chart:repeated="5"/>
          </chart:series>
          <chart:series chart:style-name="ch17" chart:values-cell-range-address="local-table.$B$11:.$F$11" chart:label-cell-address="local-table.$A$11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FT3D (standard)</text:p>
              </table:table-cell>
              <table:table-cell office:value-type="float" office:value="0.125980666666667">
                <text:p>0.125980666666667</text:p>
              </table:table-cell>
              <table:table-cell office:value-type="float" office:value="0.507589666666665">
                <text:p>0.507589666666665</text:p>
              </table:table-cell>
              <table:table-cell office:value-type="float" office:value="1.00384766666667">
                <text:p>1.00384766666667</text:p>
              </table:table-cell>
              <table:table-cell office:value-type="float" office:value="2.41696566666664">
                <text:p>2.41696566666664</text:p>
              </table:table-cell>
              <table:table-cell office:value-type="float" office:value="4.05704999999998">
                <text:p>4.05704999999998</text:p>
              </table:table-cell>
            </table:table-row>
            <table:table-row>
              <table:table-cell office:value-type="string">
                <text:p>rotM (asymm)</text:p>
              </table:table-cell>
              <table:table-cell office:value-type="float" office:value="0.241963666666667">
                <text:p>0.241963666666667</text:p>
              </table:table-cell>
              <table:table-cell office:value-type="float" office:value="0.679896666666665">
                <text:p>0.679896666666665</text:p>
              </table:table-cell>
              <table:table-cell office:value-type="float" office:value="1.35945966666666">
                <text:p>1.35945966666666</text:p>
              </table:table-cell>
              <table:table-cell office:value-type="float" office:value="2.83023566666667">
                <text:p>2.83023566666667</text:p>
              </table:table-cell>
              <table:table-cell office:value-type="float" office:value="5.00957166666667">
                <text:p>5.00957166666667</text:p>
              </table:table-cell>
            </table:table-row>
            <table:table-row>
              <table:table-cell office:value-type="string">
                <text:p>FFT3D (asymm)</text:p>
              </table:table-cell>
              <table:table-cell office:value-type="float" office:value="0.126980333333333">
                <text:p>0.126980333333333</text:p>
              </table:table-cell>
              <table:table-cell office:value-type="float" office:value="0.706558999999993">
                <text:p>0.706558999999993</text:p>
              </table:table-cell>
              <table:table-cell office:value-type="float" office:value="1.402453">
                <text:p>1.402453</text:p>
              </table:table-cell>
              <table:table-cell office:value-type="float" office:value="2.98687933333329">
                <text:p>2.98687933333329</text:p>
              </table:table-cell>
              <table:table-cell office:value-type="float" office:value="5.06889633333332">
                <text:p>5.06889633333332</text:p>
              </table:table-cell>
            </table:table-row>
            <table:table-row>
              <table:table-cell office:value-type="string">
                <text:p>OZ (standard)</text:p>
              </table:table-cell>
              <table:table-cell office:value-type="float" office:value="0.0186643333333326">
                <text:p>0.0186643333333326</text:p>
              </table:table-cell>
              <table:table-cell office:value-type="float" office:value="0.105317">
                <text:p>0.105317</text:p>
              </table:table-cell>
              <table:table-cell office:value-type="float" office:value="0.324616999999994">
                <text:p>0.324616999999994</text:p>
              </table:table-cell>
              <table:table-cell office:value-type="float" office:value="0.905529333333363">
                <text:p>0.905529333333363</text:p>
              </table:table-cell>
              <table:table-cell office:value-type="float" office:value="1.760733">
                <text:p>1.760733</text:p>
              </table:table-cell>
            </table:table-row>
            <table:table-row>
              <table:table-cell office:value-type="string">
                <text:p>FGSHT (standard)</text:p>
              </table:table-cell>
              <table:table-cell office:value-type="float" office:value="0.211634666666665">
                <text:p>0.211634666666665</text:p>
              </table:table-cell>
              <table:table-cell office:value-type="float" office:value="0.787547333333333">
                <text:p>0.787547333333333</text:p>
              </table:table-cell>
              <table:table-cell office:value-type="float" office:value="1.64775">
                <text:p>1.64775</text:p>
              </table:table-cell>
              <table:table-cell office:value-type="float" office:value="3.70043766666665">
                <text:p>3.70043766666665</text:p>
              </table:table-cell>
              <table:table-cell office:value-type="float" office:value="6.37136499999996">
                <text:p>6.37136499999996</text:p>
              </table:table-cell>
            </table:table-row>
            <table:table-row>
              <table:table-cell office:value-type="string">
                <text:p>OZ (asymm)</text:p>
              </table:table-cell>
              <table:table-cell office:value-type="float" office:value="0.0346610000000003">
                <text:p>0.0346610000000003</text:p>
              </table:table-cell>
              <table:table-cell office:value-type="float" office:value="0.234964333333336">
                <text:p>0.234964333333336</text:p>
              </table:table-cell>
              <table:table-cell office:value-type="float" office:value="0.57624633333334">
                <text:p>0.57624633333334</text:p>
              </table:table-cell>
              <table:table-cell office:value-type="float" office:value="1.62008733333334">
                <text:p>1.62008733333334</text:p>
              </table:table-cell>
              <table:table-cell office:value-type="float" office:value="3.4698056666667">
                <text:p>3.4698056666667</text:p>
              </table:table-cell>
            </table:table-row>
            <table:table-row>
              <table:table-cell office:value-type="string">
                <text:p>FGSHT (asymm)</text:p>
              </table:table-cell>
              <table:table-cell office:value-type="float" office:value="0.212634">
                <text:p>0.212634</text:p>
              </table:table-cell>
              <table:table-cell office:value-type="float" office:value="0.782214666666665">
                <text:p>0.782214666666665</text:p>
              </table:table-cell>
              <table:table-cell office:value-type="float" office:value="1.664747">
                <text:p>1.664747</text:p>
              </table:table-cell>
              <table:table-cell office:value-type="float" office:value="3.79175666666667">
                <text:p>3.79175666666667</text:p>
              </table:table-cell>
              <table:table-cell office:value-type="float" office:value="6.42202400000001">
                <text:p>6.42202400000001</text:p>
              </table:table-cell>
            </table:table-row>
            <table:table-row>
              <table:table-cell office:value-type="string">
                <text:p>other (standard)</text:p>
              </table:table-cell>
              <table:table-cell office:value-type="float" office:value="0.0373270000000013">
                <text:p>0.0373270000000013</text:p>
              </table:table-cell>
              <table:table-cell office:value-type="float" office:value="0.156309333333326">
                <text:p>0.156309333333326</text:p>
              </table:table-cell>
              <table:table-cell office:value-type="float" office:value="0.296287333333324">
                <text:p>0.296287333333324</text:p>
              </table:table-cell>
              <table:table-cell office:value-type="float" office:value="0.805210666666662">
                <text:p>0.805210666666662</text:p>
              </table:table-cell>
              <table:table-cell office:value-type="float" office:value="1.19681766666663">
                <text:p>1.19681766666663</text:p>
              </table:table-cell>
            </table:table-row>
            <table:table-row>
              <table:table-cell office:value-type="string">
                <text:p>rotM (standard)</text:p>
              </table:table-cell>
              <table:table-cell office:value-type="float" office:value="0.143978">
                <text:p>0.143978</text:p>
              </table:table-cell>
              <table:table-cell office:value-type="float" office:value="0.39694">
                <text:p>0.39694</text:p>
              </table:table-cell>
              <table:table-cell office:value-type="float" office:value="0.781881333333333">
                <text:p>0.781881333333333</text:p>
              </table:table-cell>
              <table:table-cell office:value-type="float" office:value="1.59909033333333">
                <text:p>1.59909033333333</text:p>
              </table:table-cell>
              <table:table-cell office:value-type="float" office:value="2.80423966666667">
                <text:p>2.80423966666667</text:p>
              </table:table-cell>
            </table:table-row>
            <table:table-row>
              <table:table-cell office:value-type="string">
                <text:p>other (asymm)</text:p>
              </table:table-cell>
              <table:table-cell office:value-type="float" office:value="0.0433276666666667">
                <text:p>0.0433276666666667</text:p>
              </table:table-cell>
              <table:table-cell office:value-type="float" office:value="0.200969666666661">
                <text:p>0.200969666666661</text:p>
              </table:table-cell>
              <table:table-cell office:value-type="float" office:value="0.350613333333332">
                <text:p>0.350613333333332</text:p>
              </table:table-cell>
              <table:table-cell office:value-type="float" office:value="0.888531666666706">
                <text:p>0.888531666666706</text:p>
              </table:table-cell>
              <table:table-cell office:value-type="float" office:value="1.36245933333321">
                <text:p>1.362459333333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